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2.55mm"/>
    </style:style>
    <style:style style:name="co4" style:family="table-column">
      <style:table-column-properties fo:break-before="auto" style:column-width="65.81mm"/>
    </style:style>
    <style:style style:name="co5" style:family="table-column">
      <style:table-column-properties fo:break-before="auto" style:column-width="120.58mm"/>
    </style:style>
    <style:style style:name="co6" style:family="table-column">
      <style:table-column-properties fo:break-before="auto" style:column-width="90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4" table:default-cell-style-name="ce1"/>
        <table:table-column table:style-name="co2" table:default-cell-style-name="Default"/>
        <table:table-column table:style-name="co2" table:number-columns-repeated="996" table:default-cell-style-name="ce1"/>
        <table:table-row table:style-name="ro1"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NS0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NS3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table:number-columns-repeated="9"/>
          <table:table-cell office:value-type="string" calcext:value-type="string">
            <text:p>S0*(~S1)*((~S2)+(~S3)+(~D))+~S0*S1*S2*S3*D</text:p>
          </table:table-cell>
          <table:table-cell office:value-type="string" calcext:value-type="string">
            <text:p>(~S0)*(S1*~(S2*S3)+S2*S3*(S1xorD))</text:p>
          </table:table-cell>
          <table:table-cell office:value-type="string" calcext:value-type="string">
            <text:p>S0*(~S1)*(S2+(~S2)*S3*D)+(~S0)*(S2*~S3+S3*(~S1*~S2+S2xorD))</text:p>
          </table:table-cell>
          <table:table-cell office:value-type="string" calcext:value-type="string">
            <text:p><text:s/>(S3xorD)*(S0xorS1+(~S0)*S2)+S0*~S1*~S2*~S3*St</text:p>
          </table:table-cell>
          <table:table-cell table:number-columns-repeated="14"/>
          <table:table-cell table:style-name="ce1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~S1)*(S2xorS3)+S0*S2*(~D)+(~S2)*S3*D*(S0xorS1)+(~S0)*S1*S2*S3</text:p>
          </table:table-cell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6">
          <table:table-cell table:style-name="Default" table:number-columns-repeated="13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 style:data-style-name="N2" text:time-value="13:50:14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6T20:14:03.483000000</meta:creation-date>
    <dc:date>2015-12-29T14:09:01.517000000</dc:date>
    <meta:editing-duration>PT1H54M43S</meta:editing-duration>
    <meta:editing-cycles>5</meta:editing-cycles>
    <meta:generator>LibreOffice/5.0.1.2$Windows_x86 LibreOffice_project/81898c9f5c0d43f3473ba111d7b351050be20261</meta:generator>
    <meta:document-statistic meta:table-count="1" meta:cell-count="304" meta:object-count="0"/>
  </office:meta>
</office:document-meta>
</file>